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c5932"/>
    </style:style>
    <style:style style:name="P2" style:family="paragraph" style:parent-style-name="Standard">
      <style:text-properties officeooo:rsid="001c5932" officeooo:paragraph-rsid="001c5932"/>
    </style:style>
    <style:style style:name="P3" style:family="paragraph" style:parent-style-name="Standard">
      <style:text-properties officeooo:paragraph-rsid="001f7ab0"/>
    </style:style>
    <style:style style:name="P4" style:family="paragraph" style:parent-style-name="Standard">
      <style:text-properties officeooo:rsid="001f7ab0" officeooo:paragraph-rsid="001f7ab0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officeooo:rsid="001aec0b"/>
    </style:style>
    <style:style style:name="T2" style:family="text">
      <style:text-properties officeooo:rsid="001c5932"/>
    </style:style>
    <style:style style:name="T3" style:family="text">
      <style:text-properties officeooo:rsid="002340d8"/>
    </style:style>
    <style:style style:name="T4" style:family="text">
      <style:text-properties officeooo:rsid="0024b8b7"/>
    </style:style>
    <style:style style:name="T5" style:family="text">
      <style:text-properties officeooo:rsid="00263b76"/>
    </style:style>
    <style:style style:name="T6" style:family="text">
      <style:text-properties officeooo:rsid="002939cb"/>
    </style:style>
    <style:style style:name="T7" style:family="text">
      <style:text-properties officeooo:rsid="002a7291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2.341cm" fo:min-width="2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stroke-linejoin="none" draw:textarea-horizontal-align="center" draw:textarea-vertical-align="middl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39cm" fo:min-width="2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852cm" fo:min-width="4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323cm" fo:min-width="4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323cm" fo:min-width="3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Фигура1" draw:style-name="gr1" draw:text-style-name="P6" svg:width="4.155cm" svg:height="3.308cm" svg:x="6.304cm" svg:y="-0.067cm"><text:p text:style-name="P5"><text:span text:style-name="T8">WAIT_REPLY_QUESTION: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Фигура5" draw:style-name="gr5" draw:text-style-name="P7" svg:width="4.208cm" svg:height="1.853cm" svg:x="13.025cm" svg:y="0.356cm"><text:p text:style-name="P5"><text:span text:style-name="T9"><text:s/></text:span><text:span text:style-name="T9">AdditionalQuestion = true</text:span></text:p><text:p text:style-name="P5"><text:span text:style-name="T9">Prev = Current</text:span></text:p><text:p text:style-name="P5"><text:span text:style-name="T9">getNext(Current.YesId)</text:span></text:p><text:p text:style-name="P5"><text:span text:style-name="T9">Question(Current)</text:span></text:p><draw:enhanced-geometry svg:viewBox="0 0 21600 21600" draw:type="rectangle" draw:enhanced-path="M 0 0 L 21600 0 21600 21600 0 21600 0 0 Z N"/></draw:custom-shape></text:p>
      <text:p text:style-name="P1"><text:tab/><text:tab/><text:tab/> <text:s text:c="11"/><text:span text:style-name="T2">No</text:span><text:tab/><text:tab/><text:tab/><text:tab/><text:tab/><text:span text:style-name="T2">Yes</text:span></text:p>
      <text:p text:style-name="Standard"><draw:line text:anchor-type="paragraph" draw:z-index="2" draw:name="Фигура3" draw:style-name="gr3" draw:text-style-name="P5" svg:x1="6.304cm" svg:y1="0.388cm" svg:x2="4.664cm" svg:y2="2.028cm"><text:p/></draw:line><draw:line text:anchor-type="paragraph" draw:z-index="1" draw:name="Фигура2" draw:style-name="gr2" draw:text-style-name="P5" svg:x1="10.458cm" svg:y1="0.282cm" svg:x2="12.866cm" svg:y2="2.028cm"><text:p/></draw:line><draw:line text:anchor-type="paragraph" draw:z-index="9" draw:name="Фигура8" draw:style-name="gr6" draw:text-style-name="P5" svg:x1="10.458cm" svg:y1="0.282cm" svg:x2="13.024cm" svg:y2="0.282cm"><text:p/></draw:line><draw:line text:anchor-type="paragraph" draw:z-index="23" draw:name="Фигура14" draw:style-name="gr9" draw:text-style-name="P5" svg:x1="0.351cm" svg:y1="5.918cm" svg:x2="0.351cm" svg:y2="0.388cm"><text:p/></draw:line><draw:line text:anchor-type="paragraph" draw:z-index="24" draw:name="Фигура13" draw:style-name="gr10" draw:text-style-name="P5" svg:x1="6.304cm" svg:y1="0.415cm" svg:x2="0.404cm" svg:y2="0.415cm"><text:p/></draw:line><text:tab/><text:tab/><text:tab/><text:tab/><text:tab/><text:tab/><text:tab/><text:tab/><text:tab/><text:tab/><text:tab/></text:p>
      <text:p text:style-name="P1"><text:tab/><text:tab/><text:tab/><text:tab/><text:span text:style-name="T2"><text:tab/><text:tab/><text:tab/><text:tab/><text:tab/> <text:s/></text:span></text:p>
      <text:p text:style-name="Standard"><draw:line text:anchor-type="paragraph" draw:z-index="8" draw:name="Фигура7" draw:style-name="gr2" draw:text-style-name="P5" svg:x1="14.982cm" svg:y1="2.431cm" svg:x2="14.982cm" svg:y2="0.261cm"><text:p/></draw:line></text:p>
      <text:p text:style-name="Standard"/>
      <text:p text:style-name="Standard"><draw:custom-shape text:anchor-type="paragraph" draw:z-index="6" draw:name="Фигура4" draw:style-name="gr4" svg:width="4.287cm" svg:height="2.779cm" svg:x="2.494cm" svg:y="0.113cm"><text:p text:style-name="P5"><text:span text:style-name="T9">AdditionalQuestio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Фигура4" draw:style-name="gr4" svg:width="4.287cm" svg:height="2.779cm" svg:x="10.696cm" svg:y="0.081cm"><text:p>Current.YesId &gt;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 <text:s text:c="43"/><text:tab/> <text:tab/><text:tab/><text:tab/><text:tab/><text:tab/> <text:s text:c="3"/></text:p>
      <text:p text:style-name="Standard"><text:tab/><text:tab/><text:tab/><text:tab/><text:tab/></text:p>
      <text:p text:style-name="P2"><draw:line text:anchor-type="paragraph" draw:z-index="4" draw:name="Фигура6" draw:style-name="gr2" draw:text-style-name="P5" svg:x1="10.696cm" svg:y1="0.457cm" svg:x2="10.696cm" svg:y2="3.553cm"><text:p/></draw:line><draw:line text:anchor-type="paragraph" draw:z-index="14" draw:name="Фигура9" draw:style-name="gr2" draw:text-style-name="P5" svg:x1="6.78cm" svg:y1="0.536cm" svg:x2="6.78cm" svg:y2="3.473cm"><text:p/></draw:line><draw:line text:anchor-type="paragraph" draw:z-index="16" draw:name="Фигура11" draw:style-name="gr2" draw:text-style-name="P5" svg:x1="2.494cm" svg:y1="0.483cm" svg:x2="2.494cm" svg:y2="5.563cm"><text:p/></draw:line> <text:s text:c="10"/>False<text:tab/><text:tab/><text:tab/><text:tab/> <text:s text:c="5"/>True <text:s text:c="19"/>False<text:tab/><text:tab/><text:tab/><text:tab/> <text:s text:c="2"/>True<text:tab/><text:tab/><text:tab/><text:tab/><text:tab/></text:p>
      <text:p text:style-name="Standard"/>
      <text:p text:style-name="Standard"><text:tab/><text:tab/><text:tab/><text:tab/><text:tab/><text:tab/><text:tab/><text:tab/><text:tab/><text:tab/><text:tab/><text:tab/></text:p>
      <text:p text:style-name="Standard"/>
      <text:p text:style-name="Standard"/>
      <text:p text:style-name="Standard"><draw:custom-shape text:anchor-type="paragraph" draw:z-index="22" draw:name="Фигура5" draw:style-name="gr8" draw:text-style-name="P7" svg:width="3.467cm" svg:height="1.324cm" svg:x="-1.131cm" svg:y="0.076cm"><text:p text:style-name="P5"><text:span text:style-name="T9">Question(Current)</text:span></text:p><draw:enhanced-geometry svg:viewBox="0 0 21600 21600" draw:type="rectangle" draw:enhanced-path="M 0 0 L 21600 0 21600 21600 0 21600 0 0 Z N"/></draw:custom-shape></text:p>
      <text:p text:style-name="P3"><draw:custom-shape text:anchor-type="paragraph" draw:z-index="10" draw:name="Фигура5" draw:style-name="gr7" draw:text-style-name="P8" svg:width="4.208cm" svg:height="1.324cm" svg:x="8.844cm" svg:y="0.118cm"><text:p text:style-name="P5"><text:span text:style-name="T9">AdditionalQuestion = false</text:span></text:p><text:p text:style-name="P5"><text:span text:style-name="T9">Answear(Current)</text:span></text:p><draw:enhanced-geometry svg:viewBox="0 0 21600 21600" draw:type="rectangle" draw:enhanced-path="M 0 0 L 21600 0 21600 21600 0 21600 0 0 Z N"/></draw:custom-shape><draw:custom-shape text:anchor-type="paragraph" draw:z-index="13" draw:name="Фигура5" draw:style-name="gr7" draw:text-style-name="P7" svg:width="4.208cm" svg:height="1.324cm" svg:x="4.373cm" svg:y="0.065cm"><text:p text:style-name="P5"><text:span text:style-name="T9">Answear(Prev)</text:span></text:p><draw:enhanced-geometry svg:viewBox="0 0 21600 21600" draw:type="rectangle" draw:enhanced-path="M 0 0 L 21600 0 21600 21600 0 21600 0 0 Z N"/></draw:custom-shape><text:tab/><text:tab/><text:tab/><text:tab/><text:tab/><text:tab/><text:tab/><text:span text:style-name="T1"><text:tab/><text:tab/><text:tab/><text:tab/><text:tab/></text:span></text:p>
      <text:p text:style-name="Standard"><draw:custom-shape text:anchor-type="paragraph" draw:z-index="5" draw:name="Фигура1" draw:style-name="gr1" draw:text-style-name="P6" svg:width="4.155cm" svg:height="3.308cm" svg:x="8.791cm" svg:y="2.103cm"><text:p text:style-name="P5"><text:span text:style-name="T8">WAIT_REPLY_ANSWEA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Фигура6" draw:style-name="gr2" draw:text-style-name="P5" svg:x1="10.776cm" svg:y1="0.954cm" svg:x2="10.776cm" svg:y2="2.102cm"><text:p/></draw:line><draw:line text:anchor-type="paragraph" draw:z-index="12" draw:name="Фигура10" draw:style-name="gr2" draw:text-style-name="P5" svg:x1="6.754cm" svg:y1="0.901cm" svg:x2="9.003cm" svg:y2="2.78cm"><text:p/></draw:line><draw:custom-shape text:anchor-type="paragraph" draw:z-index="15" draw:name="Фигура4" draw:style-name="gr4" draw:text-style-name="P7" svg:width="4.287cm" svg:height="2.779cm" svg:x="0.404cm" svg:y="1.621cm"><text:p text:style-name="P5"><text:span text:style-name="T9">getNext(Current.NoId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7" draw:name="Фигура9" draw:style-name="gr2" draw:text-style-name="P5" svg:x1="4.69cm" svg:y1="2.97cm" svg:x2="4.69cm" svg:y2="5.907cm"><text:p/></draw:line><draw:line text:anchor-type="paragraph" draw:z-index="18" draw:name="Фигура12" draw:style-name="gr2" draw:text-style-name="P9" svg:x1="0.404cm" svg:y1="3.045cm" svg:x2="0.404cm" svg:y2="0.293cm"><text:p/></draw: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P4"><text:s text:c="5"/>True<text:tab/><text:tab/> False<text:tab/></text:p>
      <text:p text:style-name="Standard"><draw:custom-shape text:anchor-type="paragraph" draw:z-index="19" draw:name="Фигура5" draw:style-name="gr7" draw:text-style-name="P7" svg:width="4.208cm" svg:height="1.324cm" svg:x="2.759cm" svg:y="3.452cm"><text:p text:style-name="P5"><text:span text:style-name="T9">NeedDescribe = true</text:span></text:p><draw:enhanced-geometry svg:viewBox="0 0 21600 21600" draw:type="rectangle" draw:enhanced-path="M 0 0 L 21600 0 21600 21600 0 21600 0 0 Z N"/></draw:custom-shape><draw:line text:anchor-type="paragraph" draw:z-index="20" draw:name="Фигура6" draw:style-name="gr2" draw:text-style-name="P5" svg:x1="4.717cm" svg:y1="4.775cm" svg:x2="4.717cm" svg:y2="5.923cm"><text:p/></draw:line><draw:custom-shape text:anchor-type="paragraph" draw:z-index="21" draw:name="Фигура1" draw:style-name="gr1" draw:text-style-name="P6" svg:width="4.155cm" svg:height="3.308cm" svg:x="2.679cm" svg:y="5.939cm"><text:p text:style-name="P5"><text:span text:style-name="T8">WAIT_TRUE_ANSWEA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55" draw:name="Фигура17" draw:style-name="gr13" draw:text-style-name="P5" svg:x1="8.183cm" svg:y1="2.595cm" svg:x2="8.183cm" svg:y2="0.187cm"><text:p/></draw:line><draw:line text:anchor-type="paragraph" draw:z-index="56" draw:name="Фигура18" draw:style-name="gr13" draw:text-style-name="P5" svg:x1="8.183cm" svg:y1="0.187cm" svg:x2="10.617cm" svg:y2="0.187cm"><text:p/></draw:line><draw:line text:anchor-type="paragraph" draw:z-index="49" draw:name="Фигура6" draw:style-name="gr2" draw:text-style-name="P5" svg:x1="10.617cm" svg:y1="0.187cm" svg:x2="10.617cm" svg:y2="1.203cm"><text:p/></draw:line></text:p>
      <text:p text:style-name="Standard"/>
      <text:p text:style-name="Standard"><draw:custom-shape text:anchor-type="paragraph" draw:z-index="54" draw:name="Фигура4" draw:style-name="gr4" draw:text-style-name="P7" svg:width="4.287cm" svg:height="2.779cm" svg:x="8.5cm" svg:y="0.229cm"><text:p text:style-name="P5"><text:span text:style-name="T9">NeedDescrib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text:tab/><text:tab/><text:tab/><text:tab/><text:tab/><text:tab/> <text:s text:c="10"/><text:span text:style-name="T7">False<text:tab/><text:tab/> <text:s text:c="5"/>True<text:tab/></text:span></text:p>
      <text:p text:style-name="Standard"/>
      <text:p text:style-name="Standard"><draw:line text:anchor-type="paragraph" draw:z-index="53" draw:name="Фигура13" draw:style-name="gr12" draw:text-style-name="P5" svg:x1="8.182cm" svg:y1="0.161cm" svg:x2="6.833cm" svg:y2="0.161cm"><text:p/></draw:line><draw:line text:anchor-type="paragraph" draw:z-index="59" draw:name="Фигура9" draw:style-name="gr2" draw:text-style-name="P5" svg:x1="8.5cm" svg:y1="0.176cm" svg:x2="8.5cm" svg:y2="2.303cm"><text:p/></draw:line><draw:line text:anchor-type="paragraph" draw:z-index="60" draw:name="Фигура9" draw:style-name="gr2" draw:text-style-name="P5" svg:x1="12.786cm" svg:y1="0.123cm" svg:x2="12.786cm" svg:y2="2.25cm"><text:p/></draw:line></text:p>
      <text:p text:style-name="Standard"/>
      <text:p text:style-name="Standard"/>
      <text:p text:style-name="Standard"/>
      <text:p text:style-name="Standard"><draw:custom-shape text:anchor-type="paragraph" draw:z-index="57" draw:name="Фигура5" draw:style-name="gr8" draw:text-style-name="P7" svg:width="3.467cm" svg:height="1.324cm" svg:x="11.146cm" svg:y="0.303cm"><text:p text:style-name="P5"><text:span text:style-name="T9">Ask(Description)</text:span></text:p><draw:enhanced-geometry svg:viewBox="0 0 21600 21600" draw:type="rectangle" draw:enhanced-path="M 0 0 L 21600 0 21600 21600 0 21600 0 0 Z N"/></draw:custom-shape><draw:custom-shape text:anchor-type="paragraph" draw:z-index="58" draw:name="Фигура5" draw:style-name="gr8" draw:text-style-name="P7" svg:width="3.467cm" svg:height="1.324cm" svg:x="6.86cm" svg:y="0.356cm"><text:p text:style-name="P5"><text:span text:style-name="T9">Ask(Difference)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line text:anchor-type="paragraph" draw:z-index="61" draw:name="Фигура9" draw:style-name="gr2" draw:text-style-name="P5" svg:x1="8.553cm" svg:y1="0.219cm" svg:x2="9.135cm" svg:y2="2.336cm"><text:p/></draw:line><draw:line text:anchor-type="paragraph" draw:z-index="62" draw:name="Фигура9" draw:style-name="gr2" draw:text-style-name="P5" svg:x1="12.84cm" svg:y1="0.166cm" svg:x2="12.284cm" svg:y2="2.256cm"><text:p/></draw:line></text:p>
      <text:p text:style-name="Standard"/>
      <text:p text:style-name="Standard"/>
      <text:p text:style-name="Standard"><draw:custom-shape text:anchor-type="paragraph" draw:z-index="50" draw:name="Фигура1" draw:style-name="gr1" draw:text-style-name="P6" svg:width="4.155cm" svg:height="3.308cm" svg:x="8.685cm" svg:y="0.213cm"><text:p text:style-name="P5"><text:span text:style-name="T8">WAIT_DIFFERENC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Фигура1" draw:style-name="gr1" draw:text-style-name="P6" svg:width="4.155cm" svg:height="3.308cm" svg:x="3.182cm" svg:y="0.25cm"><text:p text:style-name="P5"><text:span text:style-name="T8">WAIT_CONTIN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><draw:line text:anchor-type="paragraph" draw:z-index="63" draw:name="Фигура13" draw:style-name="gr14" draw:text-style-name="P9" svg:x1="8.685cm" svg:y1="0.346cm" svg:x2="7.332cm" svg:y2="0.346cm"><text:p/></draw:line></text:p>
      <text:p text:style-name="Standard"/>
      <text:p text:style-name="Standard"/>
      <text:p text:style-name="Standard"><draw:custom-shape text:anchor-type="paragraph" draw:z-index="25" draw:name="Фигура1" draw:style-name="gr1" draw:text-style-name="P6" svg:width="4.155cm" svg:height="3.308cm" svg:x="6.013cm" svg:y="-0.676cm"><text:p text:style-name="P5"><text:span text:style-name="T8">WAIT_REPLY_ANSWEA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name="Фигура3" draw:style-name="gr3" draw:text-style-name="P5" svg:x1="6.013cm" svg:y1="0.864cm" svg:x2="4.373cm" svg:y2="2.504cm"><text:p/></draw:line><draw:line text:anchor-type="paragraph" draw:z-index="27" draw:name="Фигура2" draw:style-name="gr2" draw:text-style-name="P5" svg:x1="10.167cm" svg:y1="0.679cm" svg:x2="11.86cm" svg:y2="2.434cm"><text:p/></draw:line><draw:custom-shape text:anchor-type="paragraph" draw:z-index="28" draw:name="Фигура1" draw:style-name="gr1" draw:text-style-name="P6" svg:width="4.155cm" svg:height="3.308cm" svg:x="10.961cm" svg:y="2.155cm"><text:p text:style-name="P5"><text:span text:style-name="T8">WAIT_CONTIN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tab/><text:tab/><text:tab/><text:tab/><text:span text:style-name="T3">No<text:tab/><text:tab/><text:tab/><text:tab/> <text:s text:c="2"/>Yes</text:span></text:p>
      <text:p text:style-name="Standard"/>
      <text:p text:style-name="Standard"/>
      <text:p text:style-name="Standard"><draw:custom-shape text:anchor-type="paragraph" draw:z-index="29" draw:name="Фигура4" draw:style-name="gr4" draw:text-style-name="P5" svg:width="4.287cm" svg:height="2.779cm" svg:x="2.362cm" svg:y="0.986cm"><text:p text:style-name="P5"><text:span text:style-name="T9">AdditionalQuestio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tab/><text:tab/><text:tab/><text:tab/><text:tab/><text:tab/><text:tab/><text:tab/><text:tab/><text:tab/><text:span text:style-name="T4">Win Condition</text:span></text:p>
      <text:p text:style-name="Standard"/>
      <text:p text:style-name="Standard"><draw:line text:anchor-type="paragraph" draw:z-index="31" draw:name="Фигура9" draw:style-name="gr2" draw:text-style-name="P5" svg:x1="2.361cm" svg:y1="1.436cm" svg:x2="2.361cm" svg:y2="4.373cm"><text:p/></draw:line><text:tab/><text:tab/><text:span text:style-name="T4">False <text:s text:c="2"/><text:tab/><text:tab/> <text:s text:c="3"/>True<text:tab/></text:span></text:p>
      <text:p text:style-name="Standard"/>
      <text:p text:style-name="Standard"><draw:line text:anchor-type="paragraph" draw:z-index="30" draw:name="Фигура9" draw:style-name="gr2" draw:text-style-name="P9" svg:x1="9.823cm" svg:y1="0.429cm" svg:x2="9.823cm" svg:y2="3.214cm"><text:p/></draw:line><draw:line text:anchor-type="paragraph" draw:z-index="41" draw:name="Фигура15" draw:style-name="gr9" draw:text-style-name="P5" svg:x1="6.648cm" svg:y1="0.429cm" svg:x2="9.823cm" svg:y2="0.429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2" draw:name="Фигура4" draw:style-name="gr4" draw:text-style-name="P7" svg:width="4.287cm" svg:height="2.779cm" svg:x="7.733cm" svg:y="0.293cm"><text:p text:style-name="P5"><text:span text:style-name="T9">getNext(Current.NoId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2" draw:name="Фигура4" draw:style-name="gr4" draw:text-style-name="P7" svg:width="4.287cm" svg:height="2.779cm" svg:x="0.219cm" svg:y="0.462cm"><text:p text:style-name="P5"><text:span text:style-name="T9">getNext(Current.YesId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line text:anchor-type="paragraph" draw:z-index="33" draw:name="Фигура9" draw:style-name="gr2" draw:text-style-name="P9" svg:x1="12.019cm" svg:y1="1.229cm" svg:x2="12.019cm" svg:y2="3.45cm"><text:p/></draw:line><draw:custom-shape text:anchor-type="paragraph" draw:z-index="34" draw:name="Фигура5" draw:style-name="gr8" draw:text-style-name="P7" svg:width="3.467cm" svg:height="1.324cm" svg:x="10.352cm" svg:y="3.489cm"><text:p text:style-name="P5"><text:span text:style-name="T9">Question(Current)</text:span></text:p><draw:enhanced-geometry svg:viewBox="0 0 21600 21600" draw:type="rectangle" draw:enhanced-path="M 0 0 L 21600 0 21600 21600 0 21600 0 0 Z N"/></draw:custom-shape><draw:line text:anchor-type="paragraph" draw:z-index="35" draw:name="Фигура6" draw:style-name="gr2" draw:text-style-name="P5" svg:x1="12.072cm" svg:y1="4.812cm" svg:x2="12.072cm" svg:y2="5.96cm"><text:p/></draw:line><draw:custom-shape text:anchor-type="paragraph" draw:z-index="36" draw:name="Фигура1" draw:style-name="gr1" draw:text-style-name="P6" svg:width="4.155cm" svg:height="3.308cm" svg:x="10.114cm" svg:y="5.939cm"><text:p text:style-name="P5"><text:span text:style-name="T8">WAIT_REPLY_QUESTION: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Фигура9" draw:style-name="gr2" draw:text-style-name="P9" svg:x1="7.733cm" svg:y1="1.177cm" svg:x2="7.733cm" svg:y2="3.489cm"><text:p/></draw:line><draw:custom-shape text:anchor-type="paragraph" draw:z-index="38" draw:name="Фигура5" draw:style-name="gr8" draw:text-style-name="P7" svg:width="3.467cm" svg:height="1.324cm" svg:x="6.092cm" svg:y="3.489cm"><text:p text:style-name="P5"><text:span text:style-name="T9">NeedDescribe = true</text:span></text:p><draw:enhanced-geometry svg:viewBox="0 0 21600 21600" draw:type="rectangle" draw:enhanced-path="M 0 0 L 21600 0 21600 21600 0 21600 0 0 Z N"/></draw:custom-shape><draw:line text:anchor-type="paragraph" draw:z-index="39" draw:name="Фигура6" draw:style-name="gr2" draw:text-style-name="P5" svg:x1="7.733cm" svg:y1="4.801cm" svg:x2="7.733cm" svg:y2="5.949cm"><text:p/></draw:line><draw:custom-shape text:anchor-type="paragraph" draw:z-index="40" draw:name="Фигура1" draw:style-name="gr1" draw:text-style-name="P6" svg:width="4.155cm" svg:height="3.308cm" svg:x="5.696cm" svg:y="5.965cm"><text:p text:style-name="P5"><text:span text:style-name="T8">WAIT_TRUE_ANSWEA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3" draw:name="Фигура9" draw:style-name="gr11" draw:text-style-name="P9" svg:x1="4.505cm" svg:y1="1.388cm" svg:x2="4.558cm" svg:y2="7.419cm"><text:p/></draw:line><draw:line text:anchor-type="paragraph" draw:z-index="44" draw:name="Фигура9" draw:style-name="gr2" draw:text-style-name="P9" svg:x1="0.219cm" svg:y1="1.377cm" svg:x2="0.219cm" svg:y2="3.691cm"><text:p/></draw:line><draw:custom-shape text:anchor-type="paragraph" draw:z-index="45" draw:name="Фигура5" draw:style-name="gr8" draw:text-style-name="P7" svg:width="3.467cm" svg:height="1.324cm" svg:x="-1.342cm" svg:y="3.754cm"><text:p text:style-name="P5"><text:span text:style-name="T9">Question(Current)</text:span></text:p><draw:enhanced-geometry svg:viewBox="0 0 21600 21600" draw:type="rectangle" draw:enhanced-path="M 0 0 L 21600 0 21600 21600 0 21600 0 0 Z N"/></draw:custom-shape><draw:line text:anchor-type="paragraph" draw:z-index="46" draw:name="Фигура6" draw:style-name="gr2" draw:text-style-name="P5" svg:x1="0.404cm" svg:y1="5.103cm" svg:x2="0.404cm" svg:y2="6.251cm"><text:p/></draw:line><draw:custom-shape text:anchor-type="paragraph" draw:z-index="47" draw:name="Фигура1" draw:style-name="gr1" draw:text-style-name="P6" svg:width="4.155cm" svg:height="3.308cm" svg:x="-1.554cm" svg:y="6.23cm"><text:p text:style-name="P5"><text:span text:style-name="T8">WAIT_REPLY_QUESTION: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Фигура16" draw:style-name="gr10" draw:text-style-name="P5" svg:x1="5.695cm" svg:y1="7.419cm" svg:x2="4.584cm" svg:y2="7.419cm"><text:p/></draw:line> <text:s/><text:span text:style-name="T6">True</text:span><text:tab/><text:tab/> <text:s text:c="7"/><text:span text:style-name="T6">False <text:tab/><text:tab/><text:tab/> <text:s text:c="3"/>False<text:tab/><text:tab/>True</text:span><text:tab/><text:tab/><text:span text:style-name="T5"><text:tab/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51" draw:name="Фигура6" draw:style-name="gr2" draw:text-style-name="P5" svg:x1="7.733cm" svg:y1="0.023cm" svg:x2="7.733cm" svg:y2="0.841cm"><text:p/></draw:line></text:p>
      <text:p text:style-name="Standard"><draw:custom-shape text:anchor-type="paragraph" draw:z-index="65" draw:name="Фигура4" draw:style-name="gr4" draw:text-style-name="P7" svg:width="4.287cm" svg:height="2.779cm" svg:x="5.616cm" svg:y="0.319cm"><text:p text:style-name="P5"><text:span text:style-name="T9">NeedDescrib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text:tab/><text:tab/><text:tab/><text:tab/> <text:s text:c="2"/><text:span text:style-name="T7">False<text:tab/><text:tab/><text:tab/> <text:s text:c="5"/>True<text:tab/></text:span><text:tab/></text:p>
      <text:p text:style-name="Standard"/>
      <text:p text:style-name="Standard"><draw:line text:anchor-type="paragraph" draw:z-index="66" draw:name="Фигура9" draw:style-name="gr2" draw:text-style-name="P5" svg:x1="5.616cm" svg:y1="0.288cm" svg:x2="5.616cm" svg:y2="2.415cm"><text:p/></draw:line><draw:line text:anchor-type="paragraph" draw:z-index="67" draw:name="Фигура9" draw:style-name="gr2" draw:text-style-name="P5" svg:x1="9.902cm" svg:y1="0.261cm" svg:x2="9.902cm" svg:y2="2.388cm"><text:p/></draw:line></text:p>
      <text:p text:style-name="Standard"/>
      <text:p text:style-name="Standard"/>
      <text:p text:style-name="Standard"/>
      <text:p text:style-name="Standard"><draw:custom-shape text:anchor-type="paragraph" draw:z-index="68" draw:name="Фигура5" draw:style-name="gr8" draw:text-style-name="P7" svg:width="3.467cm" svg:height="1.324cm" svg:x="8.183cm" svg:y="0.478cm"><text:p text:style-name="P5"><text:span text:style-name="T9">Ask(Description)</text:span>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69" draw:name="Фигура5" draw:style-name="gr8" draw:text-style-name="P7" svg:width="3.467cm" svg:height="1.324cm" svg:x="3.949cm" svg:y="0.018cm"><text:p text:style-name="P5"><text:span text:style-name="T9">Ask(Difference)</text:span></text:p><draw:enhanced-geometry svg:viewBox="0 0 21600 21600" draw:type="rectangle" draw:enhanced-path="M 0 0 L 21600 0 21600 21600 0 21600 0 0 Z N"/></draw:custom-shape></text:p>
      <text:p text:style-name="Standard"/>
      <text:p text:style-name="Standard"><draw:line text:anchor-type="paragraph" draw:z-index="70" draw:name="Фигура9" draw:style-name="gr2" draw:text-style-name="P5" svg:x1="9.982cm" svg:y1="0.34cm" svg:x2="9.188cm" svg:y2="1.465cm"><text:p/></draw:line><draw:line text:anchor-type="paragraph" draw:z-index="71" draw:name="Фигура9" draw:style-name="gr2" draw:text-style-name="P5" svg:x1="5.828cm" svg:y1="0.367cm" svg:x2="6.754cm" svg:y2="1.413cm"><text:p/></draw:line></text:p>
      <text:p text:style-name="Standard"/>
      <text:p text:style-name="Standard"><draw:custom-shape text:anchor-type="paragraph" draw:z-index="52" draw:name="Фигура1" draw:style-name="gr1" draw:text-style-name="P6" svg:width="4.155cm" svg:height="3.308cm" svg:x="5.828cm" svg:y="0.229cm"><text:p text:style-name="P5"><text:span text:style-name="T8">WAIT_DIFFERENC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Фигура1" draw:style-name="gr1" draw:text-style-name="P6" svg:width="4.155cm" svg:height="3.308cm" svg:x="11.807cm" svg:y="0.065cm"><text:p text:style-name="P5"><text:span text:style-name="T8">WAIT_CONTIN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><draw:line text:anchor-type="paragraph" draw:z-index="72" draw:name="Фигура9" draw:style-name="gr2" draw:text-style-name="P5" svg:x1="9.982cm" svg:y1="0.208cm" svg:x2="11.781cm" svg:y2="0.222cm"><text:p/></draw:lin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9S</meta:editing-duration>
    <meta:editing-cycles>17</meta:editing-cycles>
    <meta:generator>LibreOffice/5.2.3.3$Windows_x86 LibreOffice_project/d54a8868f08a7b39642414cf2c8ef2f228f780cf</meta:generator>
    <dc:date>2017-02-10T18:17:53.202000000</dc:date>
    <meta:document-statistic meta:table-count="0" meta:image-count="0" meta:object-count="0" meta:page-count="2" meta:paragraph-count="16" meta:word-count="22" meta:character-count="416" meta:non-whitespace-character-count="94"/>
    <meta:user-defined meta:name="Info 1"/>
    <meta:user-defined meta:name="Info 2"/>
    <meta:user-defined meta:name="Info 3"/>
    <meta:user-defined meta:name="Info 4"/>
  </office:meta>
</office:document-meta>
</file>